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o stretchy="false">ξ</mo>
            <mrow>
              <mi/>
              <mo stretchy="false">=</mo>
              <mi/>
            </mrow>
            <mi>k</mi>
            <msub>
              <mi>q</mi>
              <mn>0</mn>
            </msub>
            <mi/>
            <mtext> ; </mtext>
            <mi/>
            <mo stretchy="false">η</mo>
            <mrow>
              <mi/>
              <mo stretchy="false">=</mo>
              <mi/>
            </mrow>
            <mo stretchy="false">κ</mo>
            <msub>
              <mi>q</mi>
              <mn>0</mn>
            </msub>
            <mi/>
            <mo stretchy="false">→</mo>
            <mi/>
            <mo stretchy="false">η</mo>
            <mrow>
              <mi/>
              <mo stretchy="false">=</mo>
              <mi/>
            </mrow>
            <mo stretchy="false">ξ</mo>
            <mi>tan</mi>
            <mo stretchy="false">ξ</mo>
            <mi/>
            <mtext> ; </mtext>
            <mi/>
            <mo stretchy="false">η</mo>
            <mrow>
              <mi/>
              <mo stretchy="false">=</mo>
              <mrow>
                <mi/>
                <mo stretchy="false">−</mo>
                <mo stretchy="false">ξ</mo>
              </mrow>
            </mrow>
            <mi>cot</mi>
            <mo stretchy="false">ξ</mo>
          </mrow>
        </mtd>
      </mtr>
      <mtr>
        <mtd>
          <mrow>
            <msup>
              <mi>R</mi>
              <mn>2</mn>
            </msup>
            <mrow>
              <mi/>
              <mo stretchy="false">=</mo>
              <mi/>
            </mrow>
            <msup>
              <mo stretchy="false">ξ</mo>
              <mn>2</mn>
            </msup>
            <mrow>
              <mi/>
              <mo stretchy="false">+</mo>
              <mi/>
            </mrow>
            <msup>
              <mo stretchy="false">η</mo>
              <mn>2</mn>
            </msup>
            <mrow>
              <mi/>
              <mo stretchy="false">=</mo>
              <mi/>
            </mrow>
            <mfrac>
              <mrow>
                <mn>2</mn>
                <mi>m</mi>
              </mrow>
              <msup>
                <mo stretchy="false">ℏ</mo>
                <mn>2</mn>
              </msup>
            </mfrac>
            <msubsup>
              <mi>q</mi>
              <mn>0</mn>
              <mn>2</mn>
            </msubsup>
            <msub>
              <mi>V</mi>
              <mn>0</mn>
            </msub>
          </mrow>
        </mtd>
      </mtr>
      <mtr>
        <mtd>
          <mrow>
            <mo stretchy="false">⇒</mo>
            <mi/>
            <mi>N</mi>
            <mrow>
              <mi/>
              <mo stretchy="false">=</mo>
              <mi/>
            </mrow>
            <mfenced open="⌈" close="⌉">
              <mrow>
                <mfrac>
                  <mrow>
                    <mn>2</mn>
                    <mi>R</mi>
                  </mrow>
                  <mo stretchy="false">π</mo>
                </mfrac>
              </mrow>
            </mfenced>
          </mrow>
        </mtd>
      </mtr>
    </mtable>
    <annotation encoding="StarMath 5.0">%ixi `=` k q_0 `" ; "~ %ieta `=` %ikappa q_0 ~rightarrow~ %ieta `=` %ixi tan %ixi `" ; "~ %ieta `=` -%ixi cot %ixi newline
R^2 `=` %ixi^2 `+` %ieta^2 `=` {2 m} over hbar^2 q_0^2 V_0 newline
drarrow ~ N `=` left lceil {2 R} over %pi right rceil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4T13:20:38.858000000</meta:creation-date>
    <meta:generator>LibreOffice/4.1.4.2$Windows_x86 LibreOffice_project/0a0440ccc0227ad9829de5f46be37cfb6edcf72</meta:generator>
  </office:meta>
</office:document-meta>
</file>